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1855c2" officeooo:paragraph-rsid="001855c2" style:font-size-asian="10.5pt"/>
    </style:style>
    <style:style style:name="P2" style:family="paragraph" style:parent-style-name="Standard">
      <style:text-properties fo:language="ca" fo:country="ES" officeooo:rsid="001855c2" officeooo:paragraph-rsid="001adc3f" style:font-size-asian="10.5pt"/>
    </style:style>
    <style:style style:name="P3" style:family="paragraph" style:parent-style-name="Standard">
      <style:text-properties fo:language="ca" fo:country="ES" officeooo:rsid="001855c2" officeooo:paragraph-rsid="001af3ce" style:font-size-asian="10.5pt"/>
    </style:style>
    <style:style style:name="P4" style:family="paragraph" style:parent-style-name="Standard">
      <style:text-properties fo:language="ca" fo:country="ES" officeooo:rsid="0019f249" officeooo:paragraph-rsid="0019f249" style:font-size-asian="10.5pt"/>
    </style:style>
    <style:style style:name="P5" style:family="paragraph" style:parent-style-name="Standard">
      <style:text-properties fo:language="ca" fo:country="ES" officeooo:rsid="001af3ce" officeooo:paragraph-rsid="001af3ce" style:font-size-asian="10.5pt"/>
    </style:style>
    <style:style style:name="P6" style:family="paragraph" style:parent-style-name="Standard">
      <style:text-properties fo:language="ca" fo:country="ES" officeooo:rsid="001af3ce" officeooo:paragraph-rsid="001de08f" style:font-size-asian="10.5pt"/>
    </style:style>
    <style:style style:name="P7" style:family="paragraph" style:parent-style-name="Standard">
      <style:text-properties fo:language="ca" fo:country="ES" officeooo:rsid="001c2915" officeooo:paragraph-rsid="001c2915" style:font-size-asian="10.5pt"/>
    </style:style>
    <style:style style:name="P8" style:family="paragraph" style:parent-style-name="Standard">
      <style:text-properties fo:language="ca" fo:country="ES" officeooo:rsid="001d3f15" officeooo:paragraph-rsid="001af3ce" style:font-size-asian="10.5pt"/>
    </style:style>
    <style:style style:name="P9" style:family="paragraph" style:parent-style-name="Standard">
      <style:text-properties fo:language="ca" fo:country="ES" officeooo:rsid="001d3f15" officeooo:paragraph-rsid="001d3f15" style:font-size-asian="10.5pt"/>
    </style:style>
    <style:style style:name="P10" style:family="paragraph" style:parent-style-name="Standard">
      <style:text-properties fo:language="ca" fo:country="ES" officeooo:rsid="001d3f15" officeooo:paragraph-rsid="001c2915" style:font-size-asian="10.5pt"/>
    </style:style>
    <style:style style:name="P11" style:family="paragraph" style:parent-style-name="Standard">
      <style:text-properties fo:language="ca" fo:country="ES" fo:font-weight="bold" officeooo:rsid="001af3ce" officeooo:paragraph-rsid="001af3ce" style:font-size-asian="10.5pt" style:font-weight-asian="bold" style:font-weight-complex="bold"/>
    </style:style>
    <style:style style:name="P12" style:family="paragraph" style:parent-style-name="Standard">
      <style:text-properties fo:language="ca" fo:country="ES" fo:font-weight="bold" officeooo:rsid="001855c2" officeooo:paragraph-rsid="001af3ce" style:font-size-asian="10.5pt" style:font-weight-asian="bold" style:font-weight-complex="bold"/>
    </style:style>
    <style:style style:name="P13" style:family="paragraph" style:parent-style-name="Standard">
      <style:text-properties fo:language="ca" fo:country="ES" fo:font-weight="normal" officeooo:rsid="001855c2" officeooo:paragraph-rsid="001af3ce" style:font-size-asian="10.5pt" style:font-weight-asian="normal" style:font-weight-complex="normal"/>
    </style:style>
    <style:style style:name="P14" style:family="paragraph" style:parent-style-name="Standard">
      <style:paragraph-properties fo:break-before="page"/>
      <style:text-properties fo:language="ca" fo:country="ES" officeooo:rsid="0019f249" officeooo:paragraph-rsid="0019f249" style:font-size-asian="10.5pt"/>
    </style:style>
    <style:style style:name="T1" style:family="text">
      <style:text-properties officeooo:rsid="001855c2"/>
    </style:style>
    <style:style style:name="T2" style:family="text">
      <style:text-properties officeooo:rsid="001af3ce"/>
    </style:style>
    <style:style style:name="T3" style:family="text">
      <style:text-properties officeooo:rsid="001d3f15"/>
    </style:style>
    <style:style style:name="T4" style:family="text">
      <style:text-properties officeooo:rsid="001de08f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P:</text:p>
      <text:p text:style-name="P1">Introduction and Context <text:tab/></text:p>
      <text:p text:style-name="P2">Project Scope</text:p>
      <text:p text:style-name="P2"><text:tab/></text:p>
      <text:p text:style-name="P2">Project Planning</text:p>
      <text:p text:style-name="P1">Economic Management</text:p>
      <text:p text:style-name="P1">Sustainability and Social Commitment</text:p>
      <text:p text:style-name="P1"/>
      <text:p text:style-name="P1">Marcos:</text:p>
      <text:p text:style-name="P1">Descripcio del problema</text:p>
      <text:p text:style-name="P1">Possibles solucions</text:p>
      <text:p text:style-name="P1">Criteris per escollir una solucio</text:p>
      <text:p text:style-name="P1">Pla per executar solucio (disseny, implementacio, proves)</text:p>
      <text:p text:style-name="P1"/>
      <text:p text:style-name="P1"/>
      <text:p text:style-name="P1">Alberto Moreno Vega:</text:p>
      <text:p text:style-name="P1">Introduction</text:p>
      <text:p text:style-name="P1">Computing with Unvertainity</text:p>
      <text:p text:style-name="P1">OpenRISC</text:p>
      <text:p text:style-name="P1">Program execution within memory bounds</text:p>
      <text:p text:style-name="P1">Experiments</text:p>
      <text:p text:style-name="P1">Conclusions</text:p>
      <text:p text:style-name="P1">Cost Function</text:p>
      <text:p text:style-name="P14">INDEX:</text:p>
      <text:p text:style-name="P4"/>
      <text:p text:style-name="P12">Introduction and Context </text:p>
      <text:p text:style-name="P13">- <text:span text:style-name="T4">Introducció, Context, Pseudo-Boolean minimization, Background, State-of-the-art, Motivations i Stackeholdres</text:span></text:p>
      <text:p text:style-name="P3"><text:span text:style-name="T5">Project Scope</text:span></text:p>
      <text:p text:style-name="P13">- <text:span text:style-name="T4">Project Formulation, Objectius, Scope, What and how, possible obstacles, methodology and rigor, tools.</text:span></text:p>
      <text:p text:style-name="P11">Objective 1: Pseudo-Boolean Minimization</text:p>
      <text:p text:style-name="P5">- <text:span text:style-name="T4">Descripció del problema</text:span></text:p>
      <text:p text:style-name="P5">- <text:span text:style-name="T4">Possibles solucions (si més d’una)</text:span></text:p>
      <text:p text:style-name="P6">- <text:span text:style-name="T1">Pla per executar solucio (disseny, implementacio, proves)</text:span></text:p>
      <text:p text:style-name="P11">Objective 2: Timeout</text:p>
      <text:p text:style-name="P6">- <text:span text:style-name="T4">Descripció del problema</text:span></text:p>
      <text:p text:style-name="P6">- <text:span text:style-name="T4">Possibles solucions (si més d’una)</text:span></text:p>
      <text:p text:style-name="P6">- <text:span text:style-name="T1">Pla per executar solucio (disseny, implementacio, proves)</text:span></text:p>
      <text:p text:style-name="P11">(Si es fa) Objective 3: Multi-threading </text:p>
      <text:p text:style-name="P6">- <text:span text:style-name="T4">Descripció del problema</text:span></text:p>
      <text:p text:style-name="P6">- <text:span text:style-name="T4">Possibles solucions (si més d’una)</text:span></text:p>
      <text:p text:style-name="P6">- <text:span text:style-name="T1">Pla per executar solucio (disseny, implementacio, proves)</text:span></text:p>
      <text:p text:style-name="P12">Project Planning</text:p>
      <text:p text:style-name="P3">- <text:span text:style-name="T2">Explicar el planning inicial, el seguiment que s’ha anat fent i anar-lo comparant amb el que ha resultat ser. (Desviacions, imprevistos, etc.)</text:span></text:p>
      <text:p text:style-name="P12">Economic Management</text:p>
      <text:p text:style-name="P3">- <text:span text:style-name="T2">Explicar el budget inicial i comparar-lo amb el final.</text:span></text:p>
      <text:p text:style-name="P3">Sustainability and Social Commitment</text:p>
      <text:p text:style-name="P11">Conclusions</text:p>
      <text:p text:style-name="P8"/>
      <text:p text:style-name="P9">He vist que alguns projectes posen el codi en els annèxes, és recomanable? </text:p>
      <text:p text:style-name="P3"/>
      <text:p text:style-name="P3">Anexe amb el codi?</text:p>
      <text:p text:style-name="P3"/>
      <text:p text:style-name="P7">No se si explicar el desenvolupament al mig o al final. <text:span text:style-name="T3">Al mig hi ha coses que encara no s’ha parlat com project planning. Al final, m’obliga a fer reflexions que s’hauran de fer al acabar el desenvolupament, abans d’explicar el desenvolupament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4:36.695599259</meta:creation-date>
    <meta:generator>LibreOffice/5.1.6.2$Linux_X86_64 LibreOffice_project/10m0$Build-2</meta:generator>
    <dc:date>2018-05-01T17:13:37.599672798</dc:date>
    <meta:editing-duration>PT16M1S</meta:editing-duration>
    <meta:editing-cycles>2</meta:editing-cycles>
    <meta:document-statistic meta:table-count="0" meta:image-count="0" meta:object-count="0" meta:page-count="2" meta:paragraph-count="46" meta:word-count="247" meta:character-count="1732" meta:non-whitespace-character-count="1524"/>
  </office:meta>
</office:document-meta>
</file>